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 style:font-family-generic="swiss"/>
    <style:font-face style:name="Linux Biolinum Keyboard" svg:font-family="'Linux Biolinum Keyboar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79cm" fo:min-width="24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draw:fill="none" fo:min-height="3.55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3.506cm"/>
    </style:style>
    <style:style style:name="pr5" style:family="presentation" style:parent-style-name="Inspiration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nux Biolinum Keyboard" fo:font-size="32pt"/>
    </style:style>
    <style:style style:name="P3" style:family="paragraph">
      <style:paragraph-properties fo:text-align="start"/>
      <style:text-properties style:font-name="Liberation Sans1" fo:font-size="32pt" style:font-size-asian="32pt" style:font-size-complex="32pt"/>
    </style:style>
    <style:style style:name="P4" style:family="paragraph">
      <style:text-properties style:font-name="Liberation Sans1" fo:font-size="32pt" style:font-size-asian="32pt" style:font-size-complex="32pt"/>
    </style:style>
    <style:style style:name="P5" style:family="paragraph">
      <style:paragraph-properties style:line-height-at-least="0.476cm"/>
    </style:style>
    <style:style style:name="T1" style:family="text">
      <style:text-properties fo:font-size="32pt"/>
    </style:style>
    <style:style style:name="T2" style:family="text">
      <style:text-properties style:font-name="Liberation Sans1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文泉驛等寬正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Gliederung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 text:style-name="P1"><text:span text:style-name="T1">Einführung</text:span></text:p>
            <text:list text:style-name="L1">
              <text:list-item>
                <text:list>
                  <text:list-item>
                    <text:p text:style-name="P1"><text:span text:style-name="T1">Zweck</text:span></text:p>
                  </text:list-item>
                  <text:list-item>
                    <text:p text:style-name="P1"><text:span text:style-name="T1">Ablauf</text:span></text:p>
                  </text:list-item>
                  <text:list-item>
                    <text:p text:style-name="P1"><text:span text:style-name="T1">Beispiel</text:span></text:p>
                  </text:list-item>
                </text:list>
              </text:list-item>
            </text:list>
            <text:p text:style-name="P1"><text:span text:style-name="T1"/></text:p>
            <text:p text:style-name="P1"><text:span text:style-name="T1">Bekämpfung</text:span></text:p>
            <text:p text:style-name="P1"><text:span text:style-name="T1"/></text:p>
            <text:p text:style-name="P1"><text:span text:style-name="T1">Fazit</text:span></text:p>
            <text:p text:style-name="P1"><text:span text:style-name="T1"/></text:p>
            <text:p text:style-name="P1"><text:span text:style-name="T1">Quelle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inführung</text:p>
          </draw:text-box>
        </draw:frame>
        <draw:frame draw:style-name="gr2" draw:layer="layout" svg:width="25.775cm" svg:height="12.338cm" svg:x="1.113cm" svg:y="5.042cm">
          <draw:text-box>
            <text:p><text:s/>Zweck</text:p>
            <text:p/>
            <text:p><text:tab/>llegal erlangtes Vermögen wird in den legalen Wirtschaftskreislauf eingeschleußt</text:p>
            <text:p/>
            <text:p>Ablauf</text:p>
            <text:p/>
            <text:p><text:tab/>Placement</text:p>
            <text:p><text:tab/><text:tab/>Die "Platzierung" dient der Verschleierung der Herkunftsspuren des Geldes</text:p>
            <text:p/>
            <text:p><text:tab/>Layering</text:p>
            <text:p><text:tab/><text:tab/>Bei der "Verteilung" wird das Geld ins Ausland transferiert</text:p>
            <text:p/>
            <text:p><text:tab/>Integration</text:p>
            <text:p><text:tab/><text:tab/>Schlussendlich Rückführung der Mittel in die Legalwirtschaft</text:p>
            <text:p/>
            <text:p>Beispiel</text:p>
            <text:p><text:tab/>Gold- &amp; Silberschmiede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ekämpfung</text:p>
          </draw:text-box>
        </draw:frame>
        <draw:frame draw:style-name="gr3" draw:text-style-name="P4" draw:layer="layout" svg:width="18.044cm" svg:height="7.847cm" svg:x="0.7cm" svg:y="6.577cm">
          <draw:text-box>
            <text:list text:style-name="L2">
              <text:list-item>
                <text:p text:style-name="P3"><text:span text:style-name="T2">Idee der Geldwäschebekämpfung</text:span></text:p>
                <text:p text:style-name="P3"><text:span text:style-name="T2"/></text:p>
              </text:list-item>
              <text:list-item>
                <text:p text:style-name="P3"><text:span text:style-name="T2">Sorgfaltspflichten</text:span></text:p>
                <text:list>
                  <text:list-item>
                    <text:list>
                      <text:list-item>
                        <text:p text:style-name="P3"><text:span text:style-name="T2">spezielle Pflichten</text:span></text:p>
                      </text:list-item>
                    </text:list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Überprüfende Organe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ekämpfung</text:p>
          </draw:text-box>
        </draw:frame>
        <draw:frame draw:style-name="gr3" draw:layer="layout" svg:width="23.144cm" svg:height="10.916cm" svg:x="1.843cm" svg:y="5.042cm">
          <draw:text-box>
            <text:p>Idee der Geldwäschebekämpfung:</text:p>
            <text:p><text:tab/> <text:s text:c="3"/></text:p>
            <text:list text:style-name="L2">
              <text:list-item>
                <text:list>
                  <text:list-item>
                    <text:p>Durchsichtigkeit von Transaktionsbeteiligten und des bewegten Finanzmittel.</text:p>
                  </text:list-item>
                </text:list>
              </text:list-item>
            </text:list>
            <text:p/>
            <text:p>Gesetzlich verankerte Pflichten (sogennante Sorgfaltspflichten):</text:p>
            <text:p/>
            <text:list text:continue-numbering="true" text:style-name="L2">
              <text:list-item>
                <text:list>
                  <text:list-item>
                    <text:p>Identifizierung</text:p>
                  </text:list-item>
                  <text:list-item>
                    <text:p>Zweck und Art der Geschäftsbeziehung</text:p>
                  </text:list-item>
                  <text:list-item>
                    <text:p>Prüfen über wirtschaftliche Berechtigung</text:p>
                  </text:list-item>
                  <text:list-item>
                    <text:p>Kontinuierliche Überwachung Transaktionen</text:p>
                    <text:list>
                      <text:list-item>
                        <text:p>Herkunft Vermögenswerte</text:p>
                      </text:list-item>
                      <text:list-item>
                        <text:p>Gültigkeit wirtschaftlicher Berechtigung</text:p>
                      </text:list-item>
                    </text:list>
                  </text:list-item>
                  <text:list-item>
                    <text:p>Aufbewahrung von Unterlagen von mind. 5 Jahre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kämpfung</text:p>
          </draw:text-box>
        </draw:frame>
        <draw:frame draw:style-name="gr3" draw:layer="layout" svg:width="20.991cm" svg:height="13.76cm" svg:x="3.647cm" svg:y="5.334cm">
          <draw:text-box>
            <text:p>Vorraussetzungen des unbedingten Nachkommens der Sorgfaltspflichten</text:p>
            <text:p><text:tab/> <text:s text:c="3"/></text:p>
            <text:p><text:tab/> <text:s text:c="3"/>Transaktion von &gt;= 15000€ </text:p>
            <text:p/>
            <text:p><text:tab/> <text:s text:c="3"/>Begründeter Verdacht </text:p>
            <text:p/>
            <text:p><text:tab/> <text:s text:c="7"/>Terrorismusfinanzierung</text:p>
            <text:p/>
            <text:p><text:tab/> <text:s text:c="7"/>Finanzquelle von Straftat</text:p>
            <text:p/>
            <text:p><text:tab/> <text:s text:c="3"/>Zweifel</text:p>
            <text:p/>
            <text:p><text:tab/> <text:s text:c="7"/>Identität</text:p>
            <text:p/>
            <text:p><text:tab/> <text:s text:c="7"/>Wirtschaftliche Berechtigung</text:p>
            <text:p/>
            <text:p><text:tab/> <text:s text:c="3"/>Geldtransfer &gt;= 1000€</text:p>
            <text:p/>
            <text:p><text:tab/> 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style-name="gr4" draw:layer="layout" svg:width="27.868cm" svg:height="13.76cm" svg:x="0.326cm" svg:y="4.572cm">
          <draw:text-box>
            <text:p>Speziell</text:p>
            <text:p/>
            <text:p><text:tab/> <text:s text:c="7"/>Anwälte, Notare und Kammerrechtsbeistände</text:p>
            <text:p><text:tab/><text:tab/><text:tab/>Handhabung und/oder Abwicklung von Finanzangelegenheit ausserhalb von</text:p>
            <text:p><text:tab/><text:tab/><text:tab/>Rechtsberatung/Prozessvertretung</text:p>
            <text:p><text:tab/> <text:s text:c="11"/></text:p>
            <text:p><text:tab/> <text:s text:c="7"/>Spielbanken</text:p>
            <text:p><text:tab/><text:tab/><text:tab/>Müssen ab ver/kauf von &gt;= 2000€ Spielmarken auf jeden Fall Identität festellen.</text:p>
            <text:p/>
            <text:p><text:tab/> <text:s text:c="7"/>Anbieter von Glücksspiel im Internet</text:p>
            <text:p><text:tab/><text:tab/><text:tab/>Sorgsames betreiben von Datenverarbeitungssystemen</text:p>
            <text:p><text:tab/><text:tab/></text:p>
            <text:p><text:tab/><text:tab/>Kredit- &amp; Finanzleistungsinstitute</text:p>
            <text:p><text:tab/><text:tab/><text:tab/>Geldwäschebeauftragte</text:p>
            <text:p><text:tab/><text:tab/><text:tab/>Software: Risikoklassifizierung, Transaktionsaufzeichnung (v. Kunden)</text:p>
            <text:p><text:tab/><text:tab/><text:tab/>politisch exponierte Personen</text:p>
            <text:p><text:tab/><text:tab/></text:p>
            <text:p><text:tab/><text:tab/>Imobilienmakler</text:p>
            <text:p><text:tab/><text:tab/><text:tab/>Mieter soll Mietkaution auf ein ausländisches Konto überweisen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Bekämpfung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ekämpfung</text:p>
          </draw:text-box>
        </draw:frame>
        <draw:frame draw:style-name="gr3" draw:layer="layout" svg:width="23.934cm" svg:height="3.095cm" svg:x="1.416cm" svg:y="4.472cm">
          <draw:text-box>
            <text:p>Zusatz</text:p>
            <text:p><text:tab/> <text:s text:c="3"/></text:p>
            <text:p><text:tab/>Überführung von Bargeldsummen &gt;= 10.000€ ohne Anmeldung beim Zoll <text:s text:c="8"/></text:p>
            <text:p><text:tab/> <text:s text:c="7"/>=&gt; Ordnungswiedrigkeit &amp; Verdacht auf Geldwäsche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Überprüfende Instanzen</text:p>
          </draw:text-box>
        </draw:frame>
        <draw:frame draw:style-name="gr5" draw:layer="layout" svg:width="23.574cm" svg:height="3.807cm" svg:x="1.524cm" svg:y="5.08cm">
          <draw:text-box>
            <text:p>BAK für Anzeigen</text:p>
            <text:p>BaFin (wichtiges Organ der Geldwäschebekämpfung in Deutschland*)</text:p>
            <text:p>Jeweils zuständige Aufsichtsbehörde für das Versicherungswesen</text:p>
            <text:p>örtliche Rechtsanwaltskammer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eiterführende Informationen</text:p>
          </draw:text-box>
        </draw:frame>
        <draw:frame draw:style-name="gr3" draw:layer="layout" svg:width="28.531cm" svg:height="5.939cm" svg:x="0.171cm" svg:y="6.964cm">
          <draw:text-box>
            <text:p text:style-name="P5"><text:span text:style-name="T3">Bundesanstalt für Finanzdienstleistungsaufsicht:</text:span></text:p>
            <text:p text:style-name="P5"><text:span text:style-name="T3"><text:a xlink:href="https://www.bafin.de/DE/Aufsicht/Geldwaeschebekaempfung/geldwaeschebekaempfung_node.html" xlink:type="simple">https://www.bafin.de/DE/Aufsicht/Geldwaeschebekaempfung/geldwaeschebekaempfung_node.html</text:a></text:span><text:span text:style-name="T3"> </text:span></text:p>
            <text:p text:style-name="P5"><text:span text:style-name="T3"/></text:p>
            <text:p text:style-name="P5"><text:span text:style-name="T3">GwG: Gesetzestext</text:span></text:p>
            <text:p text:style-name="P5"><text:span text:style-name="T3">http://www.gesetze-im-internet.de/gwg_2008/index.html</text:span></text:p>
            <text:p text:style-name="P5"><text:span text:style-name="T3"/></text:p>
            <text:p text:style-name="P5"><text:span text:style-name="T3">Geldwäsche: Wie verhalten sich Banken?</text:span></text:p>
            <text:p text:style-name="P5"><text:span text:style-name="T3"><text:a xlink:href="http://www.compliancemagazin.de/markt/studien/steriamummert130907.html" xlink:type="simple">http://www.compliancemagazin.de/markt/studien/steriamummert130907.html</text:a>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, 'Arial Unicode MS'"/>
    <style:font-face style:name="Tahoma1" svg:font-family="Tahoma" style:font-family-generic="swiss"/>
    <style:font-face style:name="Linux Biolinum Keyboard" svg:font-family="'Linux Biolinum Keyboar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文泉驛等寬正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name-asian="Tahoma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style:font-name-asian="Open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font-name-asian="Tahoma1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1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1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文泉驛等寬正黑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文泉驛等寬正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文泉驛等寬正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文泉驛等寬正黑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Gargi-1.2b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Gargi-1.2b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Gargi-1.2b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Gargi-1.2b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WenQuanYi Zen Hei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26.5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5T13:01:45</meta:creation-date>
    <meta:editing-duration>PT1H39M49S</meta:editing-duration>
    <meta:editing-cycles>21</meta:editing-cycles>
    <dc:date>2013-10-25T14:51:21.302689784</dc:date>
    <meta:generator>LibreOffice/4.1.2.3$Linux_X86_64 LibreOffice_project/410m0$Build-3</meta:generator>
    <meta:document-statistic meta:object-count="80"/>
  </office:meta>
</office:document-meta>
</file>